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Hola me llamo pol y trengo 17 años soy de Masnou,</text:p>
      <text:p text:style-name="Normal">Actualmente estoy estudiando un grado medio de informática, y en el futuro me gustaría seguir formándome, he trabajado durante 2 veranos como carpintero y esta me ha ayudado a adquirir diferentes habilidades como el trabajo en equipo y el orden a la hora de trabaja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ol Codina Coca</meta:initial-creator>
    <dc:creator>Pol Codina Coca</dc:creator>
    <meta:creation-date>2025-10-10T17:52:00Z</meta:creation-date>
    <dc:date>2025-10-10T17:56:00Z</dc:date>
    <meta:template xlink:href="Normal.dotm" xlink:type="simple"/>
    <meta:editing-cycles>1</meta:editing-cycles>
    <meta:editing-duration>PT180S</meta:editing-duration>
    <meta:document-statistic meta:page-count="1" meta:paragraph-count="1" meta:word-count="48" meta:character-count="317" meta:row-count="2" meta:non-whitespace-character-count="270"/>
  </office:meta>
</office:document-meta>
</file>